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style:text-properties style:font-name="Times New Roman" fo:font-size="12pt" style:font-size-asian="12pt" style:font-name-complex="Times New Roman1" style:font-size-complex="12pt"/>
    </style:style>
    <style:style style:name="P3" style:family="paragraph" style:parent-style-name="Standard" style:master-page-name="Standard">
      <style:paragraph-properties fo:margin-top="0cm" fo:margin-bottom="0cm" fo:line-height="150%" style:page-number="auto"/>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fo:language="en" fo:country="US"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Copyeditor : Mathilde Nicolas. </text:span></text:p>
      <text:p text:style-name="P1"><text:span text:style-name="T2">Creator: Philidor André (1652?-1730). </text:span></text:p>
      <text:p text:style-name="P1"><text:span text:style-name="T1">Title: Les Amours Deguisez, Ballet du Roy, Dansée par Sa Majesté, au mois de Fevrier 1664, recueilly par Philidor l'aisné en 1690</text:span></text:p>
      <text:p text:style-name="P1"><text:span text:style-name="T1">Date: 1690. </text:span></text:p>
      <text:p text:style-name="P1"><text:span text:style-name="T1">Bibl: Philidor André, Les Amours Deguisez, Ballet du Roy, Dansée par Sa Majesté, au mois de Fevrier 1664, recueilly par Philidor l'aisné en 1690</text:span><text:bookmark text:name="_GoBack"/><text:span text:style-name="T1">, 1690.</text:span></text:p>
      <text:p text:style-name="P2"/>
      <text:p text:style-name="P1"><text:span text:style-name="T1">LES AMOURS DEGUISEZ</text:span></text:p>
      <text:p text:style-name="P1"><text:span text:style-name="T1">BALLET DU ROY</text:span></text:p>
      <text:p text:style-name="P1"><text:span text:style-name="T1">Dansée par sa Majesté au mois de Fevrier <text:s/>1664</text:span></text:p>
      <text:p text:style-name="P1"><text:span text:style-name="T1">Receuilly par Philidor laisné en 1690</text:span></text:p>
      <text:p text:style-name="P2"/>
      <text:p text:style-name="P1"><text:span text:style-name="T1">Les Amours Déguisez</text:span></text:p>
      <text:p text:style-name="P1"><text:span text:style-name="T1">Ballet</text:span></text:p>
      <text:p text:style-name="P2"/>
      <text:p text:style-name="P1"><text:span text:style-name="T1">Argument</text:span></text:p>
      <text:p text:style-name="P1"><text:span text:style-name="T1">Le Théatre s’ouvre par un combat de deux differentes harmonies, la plus-Forte et composée des Arts et des Vertus qui suivent Pallas, et la plus douce, les graces et les Plaisirs qui accompagnent Venus. </text:span></text:p>
      <text:p text:style-name="P2"/>
      <text:p text:style-name="P1"><text:span text:style-name="T1">1</text:span></text:p>
      <text:p text:style-name="P1"><text:span text:style-name="T1">Ouverture</text:span></text:p>
      <text:p text:style-name="P2"/>
      <text:p text:style-name="P1"><text:span text:style-name="T1">2</text:span></text:p>
      <text:p text:style-name="P1"><text:span text:style-name="T1">Simphonie des Arts des Graces &amp; des Plaisirs</text:span></text:p>
      <text:p text:style-name="P1"><text:span text:style-name="T1">Les arts tous le monde joue</text:span></text:p>
      <text:p text:style-name="P1"><text:span text:style-name="T1">Les Graces et les Plaisirs a Partis simple meslé de flustes</text:span></text:p>
      <text:p text:style-name="P1"><text:span text:style-name="T1">Les Graces et les Plaisirs</text:span></text:p>
      <text:p text:style-name="P1"><text:span text:style-name="T1">Les arts</text:span></text:p>
      <text:p text:style-name="P2"/>
      <text:p text:style-name="P1"><text:span text:style-name="T1">3</text:span></text:p>
      <text:p text:style-name="P1"><text:span text:style-name="T1">Les arts</text:span></text:p>
      <text:p text:style-name="P1"><text:span text:style-name="T1">Les Graces et les Plaisirs</text:span></text:p>
      <text:p text:style-name="P1"><text:soft-page-break/><text:span text:style-name="T1">Les Graces et les Plaisirs</text:span></text:p>
      <text:p text:style-name="P1"><text:span text:style-name="T1">Les arts</text:span></text:p>
      <text:p text:style-name="P1"><text:span text:style-name="T1">Les arts</text:span></text:p>
      <text:p text:style-name="P1"><text:span text:style-name="T1">Les Graces et les Plaisirs</text:span></text:p>
      <text:p text:style-name="P1"><text:span text:style-name="T1">Les Graces et les Plaisirs</text:span></text:p>
      <text:p text:style-name="P1"><text:span text:style-name="T1">Les arts</text:span></text:p>
      <text:p text:style-name="P2"/>
      <text:p text:style-name="P1"><text:span text:style-name="T1">4</text:span></text:p>
      <text:p text:style-name="P1"><text:span text:style-name="T1">Les arts</text:span></text:p>
      <text:p text:style-name="P1"><text:span text:style-name="T1">Les Graces et les Plaisirs</text:span></text:p>
      <text:p text:style-name="P1"><text:span text:style-name="T1">Les Graces et les Plaisirs</text:span></text:p>
      <text:p text:style-name="P1"><text:span text:style-name="T1">Les arts</text:span></text:p>
      <text:p text:style-name="P1"><text:span text:style-name="T1">Les arts</text:span></text:p>
      <text:p text:style-name="P1"><text:span text:style-name="T1">Les Graces et les Plaisirs</text:span></text:p>
      <text:p text:style-name="P1"><text:span text:style-name="T1">Les Graces et les Plaisirs</text:span></text:p>
      <text:p text:style-name="P1"><text:span text:style-name="T1">Les arts</text:span></text:p>
      <text:p text:style-name="P2"/>
      <text:p text:style-name="P1"><text:span text:style-name="T1">5</text:span></text:p>
      <text:p text:style-name="P1"><text:span text:style-name="T1">Les arts</text:span></text:p>
      <text:p text:style-name="P1"><text:span text:style-name="T1">Les Graces et les Plaisirs</text:span></text:p>
      <text:p text:style-name="P1"><text:span text:style-name="T1">Les Graces et les Plaisirs</text:span></text:p>
      <text:p text:style-name="P1"><text:span text:style-name="T1">Les arts</text:span></text:p>
      <text:p text:style-name="P1"><text:span text:style-name="T1">Les arts</text:span></text:p>
      <text:p text:style-name="P1"><text:span text:style-name="T1">Les Graces et les Plaisirs</text:span></text:p>
      <text:p text:style-name="P1"><text:span text:style-name="T1">Les Graces et les Plaisirs</text:span></text:p>
      <text:p text:style-name="P1"><text:span text:style-name="T1">Les arts</text:span></text:p>
      <text:p text:style-name="P2"/>
      <text:p text:style-name="P1"><text:span text:style-name="T1">6 </text:span></text:p>
      <text:p text:style-name="P1"><text:span text:style-name="T1">Argument</text:span></text:p>
      <text:p text:style-name="P2"/>
      <text:p text:style-name="P1"><text:span text:style-name="T1">Venus, et Pallas prenant le party, l’une du plaisir, et l’autre de la vertu entrent en contestation, cependant que Mercure qui tasche de les accorder leur propose de prendre le Roy pour Arbitre de leur different ; toutes deux-l’acceptent avec une-égale satisfaction ; Mais Pallas qui connoist l’avantage qu’elle a dans le choix d’un tel Juge insulte à sa Rivale, et apres luy avoir </text:span><text:soft-page-break/><text:span text:style-name="T1">fait remarquer combien sa Majesté par toutes ses actions se déclare ouvertement pour la vertu, <text:s/>la laisse dans la confusion</text:span></text:p>
      <text:p text:style-name="P2"/>
      <text:p text:style-name="P1"><text:span text:style-name="T1">Venus revenuë de son premier étonnement veut faire effort pour dompter l’Orgueil de Pallas en gagnant le cœur du Roy, et pour Unir toutes ses forces dans ce grand dessein, elle prie Mercure de voler dans tous les coins du Monde, afin de rassembler tous les Amours qui s’y trouvent dispersez. Mais lorsqu’il est prest de partir, elle a peur qu’il n’en sache pas reconnoistre la plus grande partie, qui pour faire reussir des entreprises importantes, se déguisent, et se cachent sous des formes empruntées, et pour luy donner moyen de ne s’y pas tromper, elle luy fait voir plusieurs de leurs déguisemens qui seront expliquez dans chacune des Entrées du Ballet. </text:span></text:p>
      <text:p text:style-name="P2"/>
      <text:p text:style-name="P1"><text:span text:style-name="T1">7</text:span></text:p>
      <text:p text:style-name="P1"><text:span text:style-name="T1">Dialogue</text:span></text:p>
      <text:p text:style-name="P1"><text:span text:style-name="T1">Pallas, Venus, Mercure</text:span></text:p>
      <text:p text:style-name="P2"/>
      <text:p text:style-name="P1"><text:span text:style-name="T1">Mercure</text:span></text:p>
      <text:p text:style-name="P1"><text:span text:style-name="T1">Surquoy contestez vous ? peut-on vous accorder</text:span></text:p>
      <text:p text:style-name="P2"/>
      <text:p text:style-name="P1"><text:span text:style-name="T1">Venus</text:span></text:p>
      <text:p text:style-name="P1"><text:span text:style-name="T1">La sçavante Pallas nous s’en persuader</text:span></text:p>
      <text:p text:style-name="P1"><text:span text:style-name="T1">Que son visage austere, et le bruit de ses armes</text:span></text:p>
      <text:p text:style-name="P1"><text:span text:style-name="T1">Doivent pour les Mortels avoir de plus doux charmes</text:span></text:p>
      <text:p text:style-name="P1"><text:span text:style-name="T1">Que les Jeux, les Plaisirs et les Graces, et l’Amour</text:span></text:p>
      <text:p text:style-name="P1"><text:span text:style-name="T1">Qui marchent à ma suite, et composent ma Cour. </text:span></text:p>
      <text:p text:style-name="P2"/>
      <text:p text:style-name="P1"><text:span text:style-name="T1">Pallas</text:span></text:p>
      <text:p text:style-name="P1"><text:span text:style-name="T1">Et la belle Venus pretend nous faire croire</text:span></text:p>
      <text:p text:style-name="P1"><text:span text:style-name="T1">Que les Arts, les Vertus et la Puissance, et la gloire</text:span></text:p>
      <text:p text:style-name="P1"><text:span text:style-name="T1">Ne versent pas dans l’ame un plus parfait bon-heur</text:span></text:p>
      <text:p text:style-name="P1"><text:span text:style-name="T1">Que de ses vains appas la trompeuse-douceur. </text:span></text:p>
      <text:p text:style-name="P2"/>
      <text:p text:style-name="P1"><text:span text:style-name="T1">8</text:span></text:p>
      <text:p text:style-name="P1"><text:span text:style-name="T1">Venus.</text:span></text:p>
      <text:p text:style-name="P1"><text:soft-page-break/><text:span text:style-name="T1">Est-il rien si charmant que cet heureux martyre</text:span></text:p>
      <text:p text:style-name="P1"><text:span text:style-name="T1">Que l’on aime à souffrir à lorsqu’on en soupire ?</text:span></text:p>
      <text:p text:style-name="P2"/>
      <text:p text:style-name="P1"><text:span text:style-name="T1">Pallas.</text:span></text:p>
      <text:p text:style-name="P1"><text:span text:style-name="T1">Est-il rien de si noble, et de si glorieux</text:span></text:p>
      <text:p text:style-name="P1"><text:span text:style-name="T1">Que de voir un mortel se rendre égal aux Dieux ?</text:span></text:p>
      <text:p text:style-name="P1"><text:span text:style-name="T1">Et de ses longs travaux avoir pour recompense</text:span></text:p>
      <text:p text:style-name="P1"><text:span text:style-name="T1">Le royal repos ; la vertu, l’honneur et la puissance. </text:span></text:p>
      <text:p text:style-name="P2"/>
      <text:p text:style-name="P1"><text:span text:style-name="T1">Venus.</text:span></text:p>
      <text:p text:style-name="P1"><text:span text:style-name="T1">Qui d’un aimable objet adore les beaux yeux</text:span></text:p>
      <text:p text:style-name="P1"><text:span text:style-name="T1">Trouve ses sens plus doux que l’Empire des Cieux, </text:span></text:p>
      <text:p text:style-name="P1"><text:span text:style-name="T1">Et ne voit rien d’égal à la gloire immortelle</text:span></text:p>
      <text:p text:style-name="P1"><text:span text:style-name="T1">De rogner sur un cœur amoureux, et fidelle. </text:span></text:p>
      <text:p text:style-name="P2"/>
      <text:p text:style-name="P1"><text:span text:style-name="T1">Pallas. </text:span></text:p>
      <text:p text:style-name="P1"><text:span text:style-name="T1">Tout cede à la valeur. </text:span></text:p>
      <text:p text:style-name="P2"/>
      <text:p text:style-name="P1"><text:span text:style-name="T1">Venus. </text:span></text:p>
      <text:p text:style-name="P1"><text:span text:style-name="T1">L’amour peut tout charmer. </text:span></text:p>
      <text:p text:style-name="P2"/>
      <text:p text:style-name="P1"><text:span text:style-name="T1">Pallas. </text:span></text:p>
      <text:p text:style-name="P1"><text:span text:style-name="T1">Ah qu’il est beau de vaincre. </text:span></text:p>
      <text:p text:style-name="P2"/>
      <text:p text:style-name="P1"><text:span text:style-name="T1">9</text:span></text:p>
      <text:p text:style-name="P1"><text:span text:style-name="T1">Venus.</text:span></text:p>
      <text:p text:style-name="P1"><text:span text:style-name="T1">Ah ! qu’il est doux d’aimer. </text:span></text:p>
      <text:p text:style-name="P2"/>
      <text:p text:style-name="P1"><text:span text:style-name="T1">Pallas</text:span></text:p>
      <text:p text:style-name="P1"><text:span text:style-name="T1">On voit mes Conquerans plus crains que le Tonnerre.</text:span></text:p>
      <text:p text:style-name="P2"/>
      <text:p text:style-name="P1"><text:span text:style-name="T1">Venus. </text:span></text:p>
      <text:p text:style-name="P1"><text:span text:style-name="T1">Ils temblent à mes pieds, ces Maitres de la Terre. </text:span></text:p>
      <text:p text:style-name="P2"/>
      <text:p text:style-name="P1"><text:soft-page-break/><text:span text:style-name="T1">Pallas. </text:span></text:p>
      <text:p text:style-name="P1"><text:span text:style-name="T1">Par vos vaines douceurs un Amant arresté</text:span></text:p>
      <text:p text:style-name="P1"><text:span text:style-name="T1">Languit dans la molesse, et dans l’oisiveté. </text:span></text:p>
      <text:p text:style-name="P2"/>
      <text:p text:style-name="P1"><text:span text:style-name="T1">Venus. </text:span></text:p>
      <text:p text:style-name="P1"><text:span text:style-name="T1">On a veû par l’effort des amoureuses flames</text:span></text:p>
      <text:p text:style-name="P1"><text:span text:style-name="T1">Naitre cent beaux desirs dans les plus belles ames ;</text:span></text:p>
      <text:p text:style-name="P1"><text:span text:style-name="T1">Mille explois qu’on admire, et dont vous vous parez</text:span></text:p>
      <text:p text:style-name="P1"><text:span text:style-name="T1">Furent à vous Heros par l’Amour inspirez. </text:span></text:p>
      <text:p text:style-name="P2"/>
      <text:p text:style-name="P1"><text:span text:style-name="T1">Pallas. </text:span></text:p>
      <text:p text:style-name="P1"><text:span text:style-name="T1">Si graces à mes vertus, quelqu’ame genereuse</text:span></text:p>
      <text:p text:style-name="P1"><text:span text:style-name="T1">a sçeu se bien servir de l’ardeur amoureux ;</text:span></text:p>
      <text:p text:style-name="P1"><text:span text:style-name="T1">A quels déréglements à quelles cruautez</text:span></text:p>
      <text:p text:style-name="P1"><text:span text:style-name="T1">Tous vos autres Amans se sont-ils emportez ?</text:span></text:p>
      <text:p text:style-name="P2"/>
      <text:p text:style-name="P1"><text:span text:style-name="T1">10</text:span></text:p>
      <text:p text:style-name="P1"><text:span text:style-name="T1">D’un soupçon qu’on se fait, d’un refus qu’on merite</text:span></text:p>
      <text:p text:style-name="P1"><text:span text:style-name="T1">La vangeance qu’on cherche est toujours sans limite.</text:span></text:p>
      <text:p text:style-name="P1"><text:span text:style-name="T1">L’Imposture, le fer, la flâme, et le poison</text:span></text:p>
      <text:p text:style-name="P1"><text:span text:style-name="T1">Semblent encor trop doux pour en tirer raison ;</text:span></text:p>
      <text:p text:style-name="P1"><text:span text:style-name="T1">Et de tant de forfaits, recompense legere, </text:span></text:p>
      <text:p text:style-name="P1"><text:span text:style-name="T1">On trouve un cœur changeant, une foy mensongere</text:span></text:p>
      <text:p text:style-name="P1"><text:span text:style-name="T1">On poursuit un objet, qui foible et delicat</text:span></text:p>
      <text:p text:style-name="P1"><text:span text:style-name="T1">Chaque moment s’efface, et perd de son éclat :</text:span></text:p>
      <text:p text:style-name="P1"><text:span text:style-name="T1">Mais le prix des vertus, d’immortelle nature,</text:span></text:p>
      <text:p text:style-name="P1"><text:span text:style-name="T1">Ny du temps, ny du Sort, ne reçoit point d’injure. <text:s/></text:span></text:p>
      <text:p text:style-name="P2"/>
      <text:p text:style-name="P1"><text:span text:style-name="T1">Venus.</text:span></text:p>
      <text:p text:style-name="P1"><text:span text:style-name="T1">Cette immortalité qu’on étale à nos yeux</text:span></text:p>
      <text:p text:style-name="P1"><text:span text:style-name="T1">Fait porter le Carnage, et la mort en tous lieux, </text:span></text:p>
      <text:p text:style-name="P1"><text:span text:style-name="T1">Et parmy vos Guerriers cette vertu cruelle, </text:span></text:p>
      <text:p text:style-name="P1"><text:span text:style-name="T1">Cette noble fureur qui vous paroist si belle, </text:span></text:p>
      <text:p text:style-name="P1"><text:span text:style-name="T1">Cette aspre audité du sang des malheureux, </text:span></text:p>
      <text:p text:style-name="P1"><text:soft-page-break/><text:span text:style-name="T1">C’est par où l’on acquiert le nom de valeureux, </text:span></text:p>
      <text:p text:style-name="P1"><text:span text:style-name="T1">Où par qui, pour mieux dire ; on fait autant de crimes,</text:span></text:p>
      <text:p text:style-name="P1"><text:span text:style-name="T1">Qu’à vos sanglans Autels on offre de victimes ;</text:span></text:p>
      <text:p text:style-name="P1"><text:span text:style-name="T1">Mais tous ces Conquerans, si folement vantez, </text:span></text:p>
      <text:p text:style-name="P1"><text:span text:style-name="T1">Pour de si longs travaux, pour tant d’inpiétez, </text:span></text:p>
      <text:p text:style-name="P1"><text:span text:style-name="T1">Pour tant de sang versé sur la terre opprimée, </text:span></text:p>
      <text:p text:style-name="P1"><text:span text:style-name="T1">Qu’ont-ils ? qu’un peu de vent, qu’on nomme Renommée ?</text:span></text:p>
      <text:p text:style-name="P2"/>
      <text:p text:style-name="P1"><text:span text:style-name="T1">Mercure. </text:span></text:p>
      <text:p text:style-name="P1"><text:span text:style-name="T1">Tant d’aigreur conveint mal à des Divinitez. </text:span></text:p>
      <text:p text:style-name="P2"/>
      <text:p text:style-name="P1"><text:span text:style-name="T1">Pallas</text:span></text:p>
      <text:p text:style-name="P1"><text:span text:style-name="T1">Vous vous échaufez trop. </text:span></text:p>
      <text:p text:style-name="P2"/>
      <text:p text:style-name="P1"><text:span text:style-name="T1">11</text:span></text:p>
      <text:p text:style-name="P1"><text:span text:style-name="T1">Venus.</text:span></text:p>
      <text:p text:style-name="P1"><text:span text:style-name="T1">Et vous vous emportez. </text:span></text:p>
      <text:p text:style-name="P2"/>
      <text:p text:style-name="P1"><text:span text:style-name="T1">Pallas. </text:span></text:p>
      <text:p text:style-name="P1"><text:span text:style-name="T1">Quoy que le souvenir de la fatale Pomme</text:span></text:p>
      <text:p text:style-name="P1"><text:span text:style-name="T1">Me deust faire éviter le jugement d’un homme,</text:span></text:p>
      <text:p text:style-name="P1"><text:span text:style-name="T1">Je veux bien m’y soûmettre encore cette fois ;</text:span></text:p>
      <text:p text:style-name="P1"><text:span text:style-name="T1">Mais il en faut choisir.</text:span></text:p>
      <text:p text:style-name="P2"/>
      <text:p text:style-name="P1"><text:span text:style-name="T1">Venus.</text:span></text:p>
      <text:p text:style-name="P1"><text:span text:style-name="T1">Je vous donne le choix. </text:span></text:p>
      <text:p text:style-name="P2"/>
      <text:p text:style-name="P1"><text:span text:style-name="T1">Mercure. </text:span></text:p>
      <text:p text:style-name="P1"><text:span text:style-name="T1">Quel Arbitre peut mieux appaiser votre guerre,</text:span></text:p>
      <text:p text:style-name="P1"><text:span text:style-name="T1">Que celuy qui déjà l’est de toute la Terre ;</text:span></text:p>
      <text:p text:style-name="P1"><text:span text:style-name="T1">Loüis dont les décrets, des peuples écoutez, </text:span></text:p>
      <text:p text:style-name="P1"><text:span text:style-name="T1">Resolus par luy seul sont de tous respectez,</text:span></text:p>
      <text:p text:style-name="P1"><text:span text:style-name="T1">Loüis de qui déjà la sagesse profonde</text:span></text:p>
      <text:p text:style-name="P1"><text:span text:style-name="T1">Du Thrône des François preside à tout le monde,</text:span></text:p>
      <text:p text:style-name="P1"><text:soft-page-break/><text:span text:style-name="T1">Qui voit de tous cotez les plus grands Potentats</text:span></text:p>
      <text:p text:style-name="P1"><text:span text:style-name="T1">Briguer en supplians le secours de son bras, </text:span></text:p>
      <text:p text:style-name="P1"><text:span text:style-name="T1">Ou pour vivre à l’abry de sa juste puissance, </text:span></text:p>
      <text:p text:style-name="P1"><text:span text:style-name="T1">Rechercher à l’envie son auguste alliance ;</text:span></text:p>
      <text:p text:style-name="P1"><text:span text:style-name="T1">Qui voit la Renommée avec toutes ses voix</text:span></text:p>
      <text:p text:style-name="P1"><text:span text:style-name="T1">Preparer l’Univers à recevoir ses Loix ;</text:span></text:p>
      <text:p text:style-name="P1"><text:span text:style-name="T1">Qui se trouve en tous lieux suivy de la victoire ;</text:span></text:p>
      <text:p text:style-name="P1"><text:span text:style-name="T1">Et qui presque trahy par l’excès de sa gloire, </text:span></text:p>
      <text:p text:style-name="P1"><text:span text:style-name="T1">Voit par tout son grand nom par un heureux malheur, </text:span></text:p>
      <text:p text:style-name="P1"><text:span text:style-name="T1">Dérober la matiere à sa rare valeur. </text:span></text:p>
      <text:p text:style-name="P2"/>
      <text:p text:style-name="P1"><text:span text:style-name="T1">12</text:span></text:p>
      <text:p text:style-name="P1"><text:span text:style-name="T1">Sur luy de toutes parts la Terre interessée</text:span></text:p>
      <text:p text:style-name="P1"><text:span text:style-name="T1">Arreste fixement ses yeux, et sa pensée, </text:span></text:p>
      <text:p text:style-name="P1"><text:span text:style-name="T1">Et son moindre appareil, son moindre mouvement, </text:span></text:p>
      <text:p text:style-name="P1"><text:span text:style-name="T1">Chez cent peuples divers porte l’etonnement.</text:span></text:p>
      <text:p text:style-name="P2"/>
      <text:p text:style-name="P1"><text:span text:style-name="T1">Pallas.</text:span></text:p>
      <text:p text:style-name="P1"><text:span text:style-name="T1">Si Loüis doit juger, que vous estes à plaidre.</text:span></text:p>
      <text:p text:style-name="P2"/>
      <text:p text:style-name="P1"><text:span text:style-name="T1">Venus.</text:span></text:p>
      <text:p text:style-name="P1"><text:span text:style-name="T1">Si Loüis doit jugez, que vous avez à craindre. </text:span></text:p>
      <text:p text:style-name="P2"/>
      <text:p text:style-name="P1"><text:span text:style-name="T1">Mercure.</text:span></text:p>
      <text:p text:style-name="P1"><text:span text:style-name="T1">La brillante clarté de son discernement</text:span></text:p>
      <text:p text:style-name="P1"><text:span text:style-name="T1">Des trompeuses couleurs hait le déguisement.</text:span></text:p>
      <text:p text:style-name="P2"/>
      <text:p text:style-name="P1"><text:span text:style-name="T1">Venus.</text:span></text:p>
      <text:p text:style-name="P1"><text:span text:style-name="T1">Ses yeux qui semblent faits pour charmer tous les notrs,</text:span></text:p>
      <text:p text:style-name="P1"><text:span text:style-name="T1">Voyent bien plus avant, et plus clair que les autres.</text:span></text:p>
      <text:p text:style-name="P1"><text:span text:style-name="T1">Et d’un mesme regard l’éclat, et la douceur</text:span></text:p>
      <text:p text:style-name="P1"><text:span text:style-name="T1">Captivent à la fois, et penestrent un cœur</text:span></text:p>
      <text:p text:style-name="P1"><text:span text:style-name="T1">C’est d’où vient ce respect qu’onluy rend sans contrainte, </text:span></text:p>
      <text:p text:style-name="P1"><text:span text:style-name="T1">C’est d’où vient ce pouvoir qu’on voit croitre sans crainte ;</text:span></text:p>
      <text:p text:style-name="P1"><text:soft-page-break/><text:span text:style-name="T1">C’est d’où ce forme en luy l’heureux, et sage choix</text:span></text:p>
      <text:p text:style-name="P1"><text:span text:style-name="T1">Qu’il fait pour les plus grands, et les moindres emplois.</text:span></text:p>
      <text:p text:style-name="P1"><text:span text:style-name="T1">Et dans ceux qu’il coisit, cette ardeur si fidelle, </text:span></text:p>
      <text:p text:style-name="P1"><text:span text:style-name="T1">Qui de tant de succez accompagne leur zele : </text:span></text:p>
      <text:p text:style-name="P1"><text:span text:style-name="T1">Notre accord par tout autre eut esté concerté</text:span></text:p>
      <text:p text:style-name="P1"><text:span text:style-name="T1">Avec moins de lumiere avec moins de bonté. </text:span></text:p>
      <text:p text:style-name="P2"/>
      <text:p text:style-name="P1"><text:span text:style-name="T1">13</text:span></text:p>
      <text:p text:style-name="P1"><text:span text:style-name="T1">Pallas</text:span></text:p>
      <text:p text:style-name="P1"><text:span text:style-name="T1">Vous y consentez donc ?</text:span></text:p>
      <text:p text:style-name="P2"/>
      <text:p text:style-name="P1"><text:span text:style-name="T1">Venus</text:span></text:p>
      <text:p text:style-name="P1"><text:span text:style-name="T1">Je le veux.</text:span></text:p>
      <text:p text:style-name="P2"/>
      <text:p text:style-name="P1"><text:span text:style-name="T1">Pallas. </text:span></text:p>
      <text:p text:style-name="P1"><text:span text:style-name="T1">Sa conduite</text:span></text:p>
      <text:p text:style-name="P1"><text:span text:style-name="T1">Flate peu toutefois votre vaine poursuite</text:span></text:p>
      <text:p text:style-name="P1"><text:span text:style-name="T1">Et vous pourriez juger, à voir ses actions</text:span></text:p>
      <text:p text:style-name="P1"><text:span text:style-name="T1">Ce qu’il doit prononcer sur nos pretentions.</text:span></text:p>
      <text:p text:style-name="P1"><text:span text:style-name="T1">La paix dont il joüit, sa grandeur, sa richesse, </text:span></text:p>
      <text:p text:style-name="P1"><text:span text:style-name="T1">Son humeur, son esprit, son port, et sa jeunesse,</text:span></text:p>
      <text:p text:style-name="P1"><text:span text:style-name="T1">Pouvoient sans le flater assurer d’estre heureux</text:span></text:p>
      <text:p text:style-name="P1"><text:span text:style-name="T1">S’il vouloit s’asservir à l’Empire amoureux.</text:span></text:p>
      <text:p text:style-name="P1"><text:span text:style-name="T1">Mais quand ces qualitez portrant par tout la flâme</text:span></text:p>
      <text:p text:style-name="P1"><text:span text:style-name="T1">Sembloient aussi devoir amolir sa grande ame,</text:span></text:p>
      <text:p text:style-name="P1"><text:span text:style-name="T1">Son cœur qui les neglige, et s’éleve au dessus,</text:span></text:p>
      <text:p text:style-name="P1"><text:span text:style-name="T1">Jusqu’à tout mépriser s’attache à mes vertus, </text:span></text:p>
      <text:p text:style-name="P1"><text:span text:style-name="T1">Ce travail assidu qui jamais ne l’étonne, </text:span></text:p>
      <text:p text:style-name="P1"><text:span text:style-name="T1">Allarme son Estat qui craint pour sa personne, </text:span></text:p>
      <text:p text:style-name="P1"><text:span text:style-name="T1">Et qui déjà tout prest d’en recueillir les fruits</text:span></text:p>
      <text:p text:style-name="P1"><text:span text:style-name="T1">S’ent troubler son espoirt de craintes, et d’ennuits.</text:span></text:p>
      <text:p text:style-name="P1"><text:span text:style-name="T1">Son peuple plein d’ardeur demande au ciel sans cesse</text:span></text:p>
      <text:p text:style-name="P1"><text:span text:style-name="T1">Que ce Roy qui des Dieux imite la sagesse, </text:span></text:p>
      <text:p text:style-name="P1"><text:span text:style-name="T1">Qui comme eux est puissant, bon, juste, et genereux, </text:span></text:p>
      <text:p text:style-name="P1"><text:soft-page-break/><text:span text:style-name="T1">Pour le bon-heur publie soit immortel comme eux, </text:span></text:p>
      <text:p text:style-name="P1"><text:span text:style-name="T1">De ses premiers sujets la foule pretieuse</text:span></text:p>
      <text:p text:style-name="P1"><text:span text:style-name="T1">De le suivre en tous lieux se montre ambiteuse, </text:span></text:p>
      <text:p text:style-name="P1"><text:span text:style-name="T1">Touts brigue ses regards, et leur plus doux espoir, </text:span></text:p>
      <text:p text:style-name="P1"><text:span text:style-name="T1">Est l’heur de le servir, le plaisir de le voir. </text:span></text:p>
      <text:p text:style-name="P2"/>
      <text:p text:style-name="P1"><text:span text:style-name="T1">14</text:span></text:p>
      <text:p text:style-name="P1"><text:span text:style-name="T1">Mercure</text:span></text:p>
      <text:p text:style-name="P1"><text:span text:style-name="T1">Si des François, pour luy la tendresse est extréme</text:span></text:p>
      <text:p text:style-name="P1"><text:span text:style-name="T1">Ce Heros glorieux les cherit tout de mesme ;</text:span></text:p>
      <text:p text:style-name="P1"><text:span text:style-name="T1">Et cherche sa grandeur, et ses plus doux plaisirs</text:span></text:p>
      <text:p text:style-name="P1"><text:span text:style-name="T1">A contenter des siens tous les justes desirs.</text:span></text:p>
      <text:p text:style-name="P1"><text:span text:style-name="T1">Il n’attend pas toujours qu’un important service</text:span></text:p>
      <text:p text:style-name="P1"><text:span text:style-name="T1">Demande ses faveurs à titre de justice ;</text:span></text:p>
      <text:p text:style-name="P1"><text:span text:style-name="T1">Il sçait qu’un mauvais sort faute d’occasion, </text:span></text:p>
      <text:p text:style-name="P1"><text:span text:style-name="T1">Souvent du plus zélé trompe la passion : </text:span></text:p>
      <text:p text:style-name="P1"><text:span text:style-name="T1">Il se plaist à payer d’un solide salaire</text:span></text:p>
      <text:p text:style-name="P1"><text:span text:style-name="T1">Le desir impuissant que l’on a de luy plaisr, </text:span></text:p>
      <text:p text:style-name="P1"><text:span text:style-name="T1">Et ne paroist jamais le cœur si satisfait</text:span></text:p>
      <text:p text:style-name="P1"><text:span text:style-name="T1">Que lorsqu’il s’applaudit de quelque grand bienfait : </text:span></text:p>
      <text:p text:style-name="P1"><text:span text:style-name="T1">Cet air de majetsé qui brille en sa personne</text:span></text:p>
      <text:p text:style-name="P1"><text:span text:style-name="T1">Reléve de beaucoup l’éclat de sa Couronne. </text:span></text:p>
      <text:p text:style-name="P1"><text:span text:style-name="T1">Les Mmortels n’ont besoin de le regarder</text:span></text:p>
      <text:p text:style-name="P1"><text:span text:style-name="T1">Pour sçavoir que c’est luy qui leur doit commander. </text:span></text:p>
      <text:p text:style-name="P1"><text:span text:style-name="T1">Et quoy qu’en son accueil, une grace attrayante</text:span></text:p>
      <text:p text:style-name="P1"><text:span text:style-name="T1">Paroisse encourager celuy qui se presente ;</text:span></text:p>
      <text:p text:style-name="P1"><text:span text:style-name="T1">Un timide respect par ses yeux imprimé</text:span></text:p>
      <text:p text:style-name="P1"><text:span text:style-name="T1">De qui l’ose aborder tient le cœur allarmé. </text:span></text:p>
      <text:p text:style-name="P2"/>
      <text:p text:style-name="P1"><text:span text:style-name="T1">Pallas. </text:span></text:p>
      <text:p text:style-name="P1"><text:span text:style-name="T1">Voila du grand Loüis la fidelle peinture</text:span></text:p>
      <text:p text:style-name="P1"><text:span text:style-name="T1">En faveur de vos droits tirez en quelqu’augure :</text:span></text:p>
      <text:p text:style-name="P1"><text:span text:style-name="T1">Et vous, qui soutenez l’oisif, et vain plaisirs</text:span></text:p>
      <text:p text:style-name="P1"><text:span text:style-name="T1">Pensez qui de nous deux aura sçeu mieux choisir, </text:span></text:p>
      <text:p text:style-name="P1"><text:soft-page-break/><text:span text:style-name="T1">S’il est vray que celuy que nous en devons croire</text:span></text:p>
      <text:p text:style-name="P1"><text:span text:style-name="T1">N’aime que le travail, les vertus et la gloire</text:span></text:p>
      <text:p text:style-name="P1"><text:span text:style-name="T1">Vous ne repondez rien ? mais vous nous confondez</text:span></text:p>
      <text:p text:style-name="P1"><text:span text:style-name="T1">Par les fortes raisons dont vous vous deffendrez ;</text:span></text:p>
      <text:p text:style-name="P1"><text:span text:style-name="T1">Je vous laissr y réver. Adieu. </text:span></text:p>
      <text:p text:style-name="P2"/>
      <text:p text:style-name="P1"><text:span text:style-name="T1">15</text:span></text:p>
      <text:p text:style-name="P1"><text:span text:style-name="T1">Venus</text:span></text:p>
      <text:p text:style-name="P1"><text:span text:style-name="T1">Quelle arrogance !</text:span></text:p>
      <text:p text:style-name="P1"><text:span text:style-name="T1">Elle croit donc déjà que je sois sans défence :</text:span></text:p>
      <text:p text:style-name="P1"><text:span text:style-name="T1">Son orgueil est trop grand ; Mais il luy faut ôter</text:span></text:p>
      <text:p text:style-name="P1"><text:span text:style-name="T1">Ce glorieux appuy dont il s’ose vanter.</text:span></text:p>
      <text:p text:style-name="P1"><text:span text:style-name="T1">Pour mieux exécuter cette noble entreprise</text:span></text:p>
      <text:p text:style-name="P1"><text:span text:style-name="T1">Employons à la fois la force, et la suprise, </text:span></text:p>
      <text:p text:style-name="P1"><text:span text:style-name="T1">Faisons en un moment venir de toutes parts</text:span></text:p>
      <text:p text:style-name="P1"><text:span text:style-name="T1">Tous nos Amours armez de flambeaux, et de dars. </text:span></text:p>
      <text:p text:style-name="P1"><text:span text:style-name="T1">Toy, qu’en mes interests j’ay toujours veu fidelle,</text:span></text:p>
      <text:p text:style-name="P1"><text:span text:style-name="T1">Mercure, en ce besoin témoigne moy ton zele, </text:span></text:p>
      <text:p text:style-name="P1"><text:span text:style-name="T1">Va les cherchers par tout. </text:span></text:p>
      <text:p text:style-name="P2"/>
      <text:p text:style-name="P1"><text:span text:style-name="T1">Mercure</text:span></text:p>
      <text:p text:style-name="P1"><text:span text:style-name="T1">Déesse, avec plaisir, </text:span></text:p>
      <text:p text:style-name="P1"><text:span text:style-name="T1">Mon cœur, en ce projet seconde ton desir. </text:span></text:p>
      <text:p text:style-name="P2"/>
      <text:p text:style-name="P1"><text:span text:style-name="T1">Venus. </text:span></text:p>
      <text:p text:style-name="P1"><text:span text:style-name="T1">Va vîte. </text:span></text:p>
      <text:p text:style-name="P2"/>
      <text:p text:style-name="P1"><text:span text:style-name="T1">Mercure.</text:span></text:p>
      <text:p text:style-name="P1"><text:span text:style-name="T1">J’obeïs. </text:span></text:p>
      <text:p text:style-name="P2"/>
      <text:p text:style-name="P1"><text:span text:style-name="T1">Venus. </text:span></text:p>
      <text:p text:style-name="P1"><text:span text:style-name="T1">Mais reviens, je te prie, </text:span></text:p>
      <text:p text:style-name="P1"><text:span text:style-name="T1">Tu n’en connoitrois pas la plus grande partie</text:span></text:p>
      <text:p text:style-name="P1"><text:span text:style-name="T1">Si je ne t’instruisois de cent déguisemens</text:span></text:p>
      <text:p text:style-name="P1"><text:soft-page-break/><text:span text:style-name="T1">Qu’ils prennent pour aider aux grans évenemens. </text:span></text:p>
      <text:p text:style-name="P1"><text:span text:style-name="T1"><text:s/></text:span></text:p>
      <text:p text:style-name="P1"><text:span text:style-name="T1">16</text:span></text:p>
      <text:p text:style-name="P1"><text:span text:style-name="T1">Premiere Entrée </text:span></text:p>
      <text:p text:style-name="P1"><text:span text:style-name="T1">8 Amours Deguisez en forgerons</text:span></text:p>
      <text:p text:style-name="P2"/>
      <text:p text:style-name="P1"><text:span text:style-name="T1">17</text:span></text:p>
      <text:p text:style-name="P1"><text:span text:style-name="T1">Premiere Entrée </text:span></text:p>
      <text:p text:style-name="P1"><text:span text:style-name="T1">8 A mours Deguisez en forgerons</text:span></text:p>
      <text:p text:style-name="P2"/>
      <text:p text:style-name="P1"><text:span text:style-name="T1">19</text:span></text:p>
      <text:p text:style-name="P1"><text:span text:style-name="T1">2e Airs pour les forgerons forgeant sur l’enclume</text:span></text:p>
      <text:p text:style-name="P2"/>
      <text:p text:style-name="P1"><text:span text:style-name="T1">20</text:span></text:p>
      <text:p text:style-name="P1"><text:span text:style-name="T1">2e Entrée</text:span></text:p>
      <text:p text:style-name="P1"><text:span text:style-name="T1">Le Gouverneur d’Egypte avec toute la jeunesse du Pays</text:span></text:p>
      <text:p text:style-name="P2"/>
      <text:p text:style-name="P1"><text:span text:style-name="T1">21 </text:span></text:p>
      <text:p text:style-name="P1"><text:span text:style-name="T1">2e Airs Ensuittes</text:span></text:p>
      <text:p text:style-name="P2"/>
      <text:p text:style-name="P1"><text:span text:style-name="T1">22 </text:span></text:p>
      <text:p text:style-name="P1"><text:span text:style-name="T1">Ritournelle pour le Dialogue de Marc-antoine et de Cleopatre</text:span></text:p>
      <text:p text:style-name="P2"/>
      <text:p text:style-name="P1"><text:span text:style-name="T1">23</text:span></text:p>
      <text:p text:style-name="P1"><text:span text:style-name="T1">Doutez-vous de mon feu, pour pour qui je soûpire. </text:span></text:p>
      <text:p text:style-name="P1"><text:span text:style-name="T1">Ah ! qu’il vous couste cher de me l’avoir prouvé ? J’en ay perdu </text:span></text:p>
      <text:p text:style-name="P1"><text:span text:style-name="T1">la victoire et l’empire et ne m’en suis pas mal trouvé. </text:span></text:p>
      <text:p text:style-name="P1"><text:span text:style-name="T1">Vous avez tout quitté pour ne suivre sur l’onde sans</text:span></text:p>
      <text:p text:style-name="P1"><text:span text:style-name="T1">moy vous demeuriez vainqueur Et vous estiez maistre du mon</text:span></text:p>
      <text:p text:style-name="P2"/>
      <text:p text:style-name="P1"><text:span text:style-name="T1">24</text:span></text:p>
      <text:p text:style-name="P1"><text:span text:style-name="T1">Comme vous l’estiez de mon Cœur dont la tendresse est pour vous sans seconde ?</text:span></text:p>
      <text:p text:style-name="P1"><text:span text:style-name="T1">helas ! helas ! qu’avez-vous fait qu’avez-vous</text:span></text:p>
      <text:p text:style-name="P1"><text:span text:style-name="T1">fait amant fidelle amant parfait Amour amour j’ay fait ceder</text:span></text:p>
      <text:p text:style-name="P1"><text:soft-page-break/><text:span text:style-name="T1">ma gloire Jamais Jamais amant ne fut plus transporté j’ay fait plus, je vous</text:span></text:p>
      <text:p text:style-name="P1"><text:span text:style-name="T1">l’ay fait croire et par la me suis raquitté de l’Empire et de la victoire.</text:span></text:p>
      <text:p text:style-name="P2"/>
      <text:p text:style-name="P1"><text:span text:style-name="T1">25</text:span></text:p>
      <text:p text:style-name="P1"><text:span text:style-name="T1">Non, non pour vivre heureux, Il faut estre amoureux </text:span></text:p>
      <text:p text:style-name="P1"><text:span text:style-name="T1">Non non pour vivre heureux, </text:span></text:p>
      <text:p text:style-name="P1"><text:span text:style-name="T1">Il faut estre amoureux Non, non pour vivre heureux, </text:span></text:p>
      <text:p text:style-name="P1"><text:span text:style-name="T1">Il faut estre amoureux Non, non pour vivre heureux, Il faut estre amoureux</text:span></text:p>
      <text:p text:style-name="P2"/>
      <text:p text:style-name="P1"><text:span text:style-name="T1">26</text:span></text:p>
      <text:p text:style-name="P1"><text:span text:style-name="T1">Je n’ay pu</text:span></text:p>
      <text:p text:style-name="P1"><text:span text:style-name="T1">soutenir nostre suitte impreveuë Que ne demuriez</text:span></text:p>
      <text:p text:style-name="P1"><text:span text:style-name="T1">vous sans nous en émouvoir Pour quelque temps Je vous perdrois de veuë,</text:span></text:p>
      <text:p text:style-name="P1"><text:span text:style-name="T1">Puis-je estre un moement sans vous voir ? Vous alliez remportez tout l’honneur</text:span></text:p>
      <text:p text:style-name="P1"><text:span text:style-name="T1">de la guerre sa fin couronnoit vos exploits et bien plus craint que</text:span></text:p>
      <text:p text:style-name="P1"><text:span text:style-name="T1">le Tonnerre vostre cœur estant sous mes loix vous y mettiez le</text:span></text:p>
      <text:p text:style-name="P1"><text:span text:style-name="T1">reste de la Terre helas helas qu’aurez vous</text:span></text:p>
      <text:p text:style-name="P2"/>
      <text:p text:style-name="P1"><text:span text:style-name="T1">27</text:span></text:p>
      <text:p text:style-name="P1"><text:span text:style-name="T1">Fait, Amant fidelle amant amant parfait</text:span></text:p>
      <text:p text:style-name="P1"><text:span text:style-name="T1">A mon Amour j’ay fait ceder ma gloire, si c’est un</text:span></text:p>
      <text:p text:style-name="P1"><text:span text:style-name="T1">mal il vous doit estre Doux, c’est un trait digne de mémoire</text:span></text:p>
      <text:p text:style-name="P1"><text:span text:style-name="T1">Et qu’avois je affaire sans vous de l’Empire et de la victoire</text:span></text:p>
      <text:p text:style-name="P1"><text:span text:style-name="T1">Non non pour vivre heureux Il faut estre amoureux,</text:span></text:p>
      <text:p text:style-name="P1"><text:span text:style-name="T1">pour vivre heureux Il faut estre amoureux</text:span></text:p>
      <text:p text:style-name="P1"><text:span text:style-name="T1">Non non pour vivre heureux il faut estre amoureux, non non</text:span></text:p>
      <text:p text:style-name="P2"/>
      <text:p text:style-name="P1"><text:span text:style-name="T1">28</text:span></text:p>
      <text:p text:style-name="P1"><text:span text:style-name="T1">Non non pour vivre heureux pour vivre heureux</text:span></text:p>
      <text:p text:style-name="P1"><text:span text:style-name="T1">pour vivre heureux Il faut estre amoureux Il faut Il</text:span></text:p>
      <text:p text:style-name="P1"><text:span text:style-name="T1">faut estre amoureux Il faut Il faut estre amoureux</text:span></text:p>
      <text:p text:style-name="P1"><text:span text:style-name="T1">faut estre amoureux Il faut etsre amoureux,</text:span></text:p>
      <text:p text:style-name="P1"><text:span text:style-name="T1">De veritables feux bien prouvez bien prouvez entre deux personnes</text:span></text:p>
      <text:p text:style-name="P1"><text:span text:style-name="T1">De veritables feux bien prouvez entre deux personnes</text:span></text:p>
      <text:p text:style-name="P1"><text:soft-page-break/><text:span text:style-name="T1">qui scavent s’aimer tout deux vallent mieux que des Couronnes</text:span></text:p>
      <text:p text:style-name="P1"><text:span text:style-name="T1">qui scavent s’aimer tous deux vallent mieux que des Couronnes</text:span></text:p>
      <text:p text:style-name="P2"/>
      <text:p text:style-name="P1"><text:span text:style-name="T1">29</text:span></text:p>
      <text:p text:style-name="P1"><text:span text:style-name="T1">3e Entrée</text:span></text:p>
      <text:p text:style-name="P2"/>
      <text:p text:style-name="P1"><text:span text:style-name="T1">30</text:span></text:p>
      <text:p text:style-name="P1"><text:span text:style-name="T1">4e Entrée. Proserpine et ses compagnes</text:span></text:p>
      <text:p text:style-name="P2"/>
      <text:p text:style-name="P1"><text:span text:style-name="T1">31</text:span></text:p>
      <text:p text:style-name="P1"><text:span text:style-name="T1">2e Air sarabande Pour les mesmes</text:span></text:p>
      <text:p text:style-name="P2"/>
      <text:p text:style-name="P1"><text:span text:style-name="T1">32 </text:span></text:p>
      <text:p text:style-name="P1"><text:span text:style-name="T1">3e Air Bourée pour les mesmes</text:span></text:p>
      <text:p text:style-name="P2"/>
      <text:p text:style-name="P1"><text:span text:style-name="T1">33 </text:span></text:p>
      <text:p text:style-name="P1"><text:span text:style-name="T1">5e Entrée. Des Amours Deguisez en Jardiniers de Ceres</text:span></text:p>
      <text:p text:style-name="P2"/>
      <text:p text:style-name="P1"><text:span text:style-name="T1">34</text:span></text:p>
      <text:p text:style-name="P1"><text:span text:style-name="T1">6e Entrée. Pluton enlevants proserpinne</text:span></text:p>
      <text:p text:style-name="P2"/>
      <text:p text:style-name="P1"><text:span text:style-name="T1">35</text:span></text:p>
      <text:p text:style-name="P1"><text:span text:style-name="T1">2e Airs pour les Demons</text:span></text:p>
      <text:p text:style-name="P2"/>
      <text:p text:style-name="P1"><text:span text:style-name="T1">36</text:span></text:p>
      <text:p text:style-name="P1"><text:span text:style-name="T1">Concert de berger</text:span></text:p>
      <text:p text:style-name="P2"/>
      <text:p text:style-name="P1"><text:span text:style-name="T1">37</text:span></text:p>
      <text:p text:style-name="P1"><text:span text:style-name="T1">Recit champestre chanté par Mr le Gros</text:span></text:p>
      <text:p text:style-name="P1"><text:span text:style-name="T1">Guerriers, il ne faut pas faire un mauvais usage</text:span></text:p>
      <text:p text:style-name="P1"><text:span text:style-name="T1">Des plus beaux jours de vostre âge Vous en rendrez quelque</text:span></text:p>
      <text:p text:style-name="P1"><text:span text:style-name="T1">jours conte a l’amour vous en rendrez quelque jour conte a L’amour</text:span></text:p>
      <text:p text:style-name="P1"><text:span text:style-name="T1">Concert de Berger </text:span></text:p>
      <text:p text:style-name="P2"/>
      <text:p text:style-name="P1"><text:soft-page-break/><text:span text:style-name="T1">38</text:span></text:p>
      <text:p text:style-name="P1"><text:span text:style-name="T1">Passez dans les plaisirs la fleur de vos années</text:span></text:p>
      <text:p text:style-name="P1"><text:span text:style-name="T1">Et vos plus belles journées vous en rendrez </text:span></text:p>
      <text:p text:style-name="P1"><text:span text:style-name="T1">quelques jour conte a l’amour vous en rendrez quelque </text:span></text:p>
      <text:p text:style-name="P1"><text:span text:style-name="T1">jour conte a l’amour</text:span></text:p>
      <text:p text:style-name="P2"/>
      <text:p text:style-name="P1"><text:span text:style-name="T1">39</text:span></text:p>
      <text:p text:style-name="P1"><text:span text:style-name="T1">7e Entrée. Renaud et 2 Chevaliers sa suitte </text:span></text:p>
      <text:p text:style-name="P2"/>
      <text:p text:style-name="P1"><text:span text:style-name="T1">40</text:span></text:p>
      <text:p text:style-name="P1"><text:span text:style-name="T1">2e Air pour la Gloire et la renomez</text:span></text:p>
      <text:p text:style-name="P2"/>
      <text:p text:style-name="P1"><text:span text:style-name="T1">41</text:span></text:p>
      <text:p text:style-name="P1"><text:span text:style-name="T1">8e Entrée. Flore et ses Nimphes</text:span></text:p>
      <text:p text:style-name="P2"/>
      <text:p text:style-name="P1"><text:span text:style-name="T1">42</text:span></text:p>
      <text:p text:style-name="P1"><text:span text:style-name="T1">2 Air Menuet pour les Nimphes</text:span></text:p>
      <text:p text:style-name="P2"/>
      <text:p text:style-name="P1"><text:span text:style-name="T1">43</text:span></text:p>
      <text:p text:style-name="P1"><text:span text:style-name="T1">Recit Italien Chanté Par la Seignora Anna</text:span></text:p>
      <text:p text:style-name="P1"><text:span text:style-name="T1">Ritournelle</text:span></text:p>
      <text:p text:style-name="P1"><text:span text:style-name="T1">Armide</text:span></text:p>
      <text:p text:style-name="P1"><text:span text:style-name="T1">Ah rinaldo e doue</text:span></text:p>
      <text:p text:style-name="P1"><text:span text:style-name="T1">sei ? e doue sei e</text:span></text:p>
      <text:p text:style-name="P2"/>
      <text:p text:style-name="P1"><text:span text:style-name="T1">44</text:span></text:p>
      <text:p text:style-name="P1"><text:span text:style-name="T1">doue e doue sei Dunque</text:span></text:p>
      <text:p text:style-name="P1"><text:span text:style-name="T1">tù partir potesti partir potesti N’el mio</text:span></text:p>
      <text:p text:style-name="P1"><text:span text:style-name="T1">duol, nei pianti miei Posson far ch’il passo</text:span></text:p>
      <text:p text:style-name="P1"><text:span text:style-name="T1">arresti E questa é la merce ch’à mé tù dei ;</text:span></text:p>
      <text:p text:style-name="P1"><text:span text:style-name="T1">Ah ! rinaldo e doue sei ? e doue</text:span></text:p>
      <text:p text:style-name="P2"/>
      <text:p text:style-name="P1"><text:span text:style-name="T1">45</text:span></text:p>
      <text:p text:style-name="P1"><text:span text:style-name="T1">Sei e doue e</text:span></text:p>
      <text:p text:style-name="P1"><text:soft-page-break/><text:span text:style-name="T1">doue sei Ritournelle</text:span></text:p>
      <text:p text:style-name="P2"/>
      <text:p text:style-name="P1"><text:span text:style-name="T1">46 </text:span></text:p>
      <text:p text:style-name="P1"><text:span text:style-name="T1">Ahi che ser vola lunge dà me Ed io qui</text:span></text:p>
      <text:p text:style-name="P1"><text:span text:style-name="T1">solà ed io qui sola Scherno rimango di rotta</text:span></text:p>
      <text:p text:style-name="P1"><text:span text:style-name="T1">fè ferma ferma rinaldo oh dio</text:span></text:p>
      <text:p text:style-name="P1"><text:span text:style-name="T1">Se morta è la tuà fè morta son io se morta</text:span></text:p>
      <text:p text:style-name="P1"><text:span text:style-name="T1">e la tua fè morta son io morta </text:span></text:p>
      <text:p text:style-name="P2"/>
      <text:p text:style-name="P1"><text:span text:style-name="T1">47</text:span></text:p>
      <text:p text:style-name="P1"><text:span text:style-name="T1">morta son io</text:span></text:p>
      <text:p text:style-name="P1"><text:span text:style-name="T1">Ritournelle</text:span></text:p>
      <text:p text:style-name="P1"><text:span text:style-name="T1">Dunque il bel foco che t’arse già ceduto hà ‘l</text:span></text:p>
      <text:p text:style-name="P2"/>
      <text:p text:style-name="P1"><text:span text:style-name="T2">48</text:span></text:p>
      <text:p text:style-name="P1"><text:span text:style-name="T2">loco ceduto hà’l loco A duro ghiaccio di ferita</text:span></text:p>
      <text:p text:style-name="P1"><text:span text:style-name="T1">Deh torna Deh torna Idolomio</text:span></text:p>
      <text:p text:style-name="P1"><text:span text:style-name="T1">se morta la tua fè morta son io</text:span></text:p>
      <text:p text:style-name="P1"><text:span text:style-name="T1">se morta la tua fè morta son io morta</text:span></text:p>
      <text:p text:style-name="P1"><text:span text:style-name="T1">morta son io</text:span></text:p>
      <text:p text:style-name="P2"/>
      <text:p text:style-name="P1"><text:span text:style-name="T1">49</text:span></text:p>
      <text:p text:style-name="P1"><text:span text:style-name="T1">Ritournelle</text:span></text:p>
      <text:p text:style-name="P1"><text:span text:style-name="T1">A che spargo indarno</text:span></text:p>
      <text:p text:style-name="P1"><text:span text:style-name="T1">gridi voi che foste, ond’io mi moro Del moi ben del moi lesoro del moi</text:span></text:p>
      <text:p text:style-name="P1"><text:span text:style-name="T1">ben del moi Tesoro Sparite Suanite</text:span></text:p>
      <text:p text:style-name="P2"/>
      <text:p text:style-name="P1"><text:span text:style-name="T1">50</text:span></text:p>
      <text:p text:style-name="P1"><text:span text:style-name="T1">Fuggite dà mè sparite suanite fuggite dà</text:span></text:p>
      <text:p text:style-name="P1"><text:span text:style-name="T1">mè fuggite dà mè ; sparite suanite fuggite Dà</text:span></text:p>
      <text:p text:style-name="P1"><text:span text:style-name="T1">me fuggite fuggite Dà mè ; fuggite fuggite Dà</text:span></text:p>
      <text:p text:style-name="P1"><text:span text:style-name="T1">me Ritournelle</text:span></text:p>
      <text:p text:style-name="P2"/>
      <text:p text:style-name="P1"><text:span text:style-name="T1">51</text:span></text:p>
      <text:p text:style-name="P1"><text:soft-page-break/><text:span text:style-name="T1">E voi moli incantate</text:span></text:p>
      <text:p text:style-name="P1"><text:span text:style-name="T1">Ch’al fuggitiuo non arrestase il piè Ch’al fuggiliuo non arresta</text:span></text:p>
      <text:p text:style-name="P1"><text:span text:style-name="T1">fe il pie sparite suanite</text:span></text:p>
      <text:p text:style-name="P1"><text:span text:style-name="T1">fuggite dà mè sparite suanite fuggite Da</text:span></text:p>
      <text:p text:style-name="P1"><text:span text:style-name="T1">me fuggite Dà mà sparite suanite fuggite Dà</text:span></text:p>
      <text:p text:style-name="P2"/>
      <text:p text:style-name="P1"><text:span text:style-name="T1">52</text:span></text:p>
      <text:p text:style-name="P1"><text:span text:style-name="T1">Mè sparite fuggite dame suanite fuggite Dà mè</text:span></text:p>
      <text:p text:style-name="P1"><text:span text:style-name="T1">Ritournelle</text:span></text:p>
      <text:p text:style-name="P2"/>
      <text:p text:style-name="P1"><text:span text:style-name="T1">53</text:span></text:p>
      <text:p text:style-name="P1"><text:span text:style-name="T1">9e Entrée. Une troupe de petit Amours</text:span></text:p>
      <text:p text:style-name="P2"/>
      <text:p text:style-name="P1"><text:span text:style-name="T1">54</text:span></text:p>
      <text:p text:style-name="P1"><text:span text:style-name="T1">2e Air. </text:span></text:p>
      <text:p text:style-name="P1"><text:span text:style-name="T1">Concert de flustes pour les Amours. </text:span></text:p>
      <text:p text:style-name="P2"/>
      <text:p text:style-name="P1"><text:span text:style-name="T1">55</text:span></text:p>
      <text:p text:style-name="P1"><text:span text:style-name="T1">3e Air. </text:span></text:p>
      <text:p text:style-name="P1"><text:span text:style-name="T1">Sarabande pour les mesme. </text:span></text:p>
      <text:p text:style-name="P2"/>
      <text:p text:style-name="P1"><text:span text:style-name="T1">56</text:span></text:p>
      <text:p text:style-name="P1"><text:span text:style-name="T1">10e Entrée.</text:span></text:p>
      <text:p text:style-name="P1"><text:span text:style-name="T1">Des sauvages de la Colchide</text:span></text:p>
      <text:p text:style-name="P2"/>
      <text:p text:style-name="P1"><text:span text:style-name="T1">57</text:span></text:p>
      <text:p text:style-name="P1"><text:span text:style-name="T1">2e Air pour les mesmes</text:span></text:p>
      <text:p text:style-name="P2"/>
      <text:p text:style-name="P1"><text:span text:style-name="T1">58</text:span></text:p>
      <text:p text:style-name="P1"><text:span text:style-name="T1">11e Entrée. 5 Dieux Marins &amp; 5 Nymphes Maritimes </text:span></text:p>
      <text:p text:style-name="P2"/>
      <text:p text:style-name="P1"><text:span text:style-name="T1">59</text:span></text:p>
      <text:p text:style-name="P1"><text:span text:style-name="T1">2e Air pour les mesmes. </text:span></text:p>
      <text:p text:style-name="P2"/>
      <text:p text:style-name="P1"><text:soft-page-break/><text:span text:style-name="T1">60</text:span></text:p>
      <text:p text:style-name="P1"><text:span text:style-name="T1">3e Air les Dieux Marins</text:span></text:p>
      <text:p text:style-name="P2"/>
      <text:p text:style-name="P1"><text:span text:style-name="T1">61</text:span></text:p>
      <text:p text:style-name="P1"><text:span text:style-name="T1">4e Air Bourée pour les Dieux et Nimphes Maritimes</text:span></text:p>
      <text:p text:style-name="P2"/>
      <text:p text:style-name="P1"><text:span text:style-name="T1">62</text:span></text:p>
      <text:p text:style-name="P1"><text:span text:style-name="T1">12e Entrée. Les Grecs allants au Combat</text:span></text:p>
      <text:p text:style-name="P2"/>
      <text:p text:style-name="P1"><text:span text:style-name="T1">63</text:span></text:p>
      <text:p text:style-name="P1"><text:span text:style-name="T1">Combat des Grecs &amp; Troyens</text:span></text:p>
      <text:p text:style-name="P2"/>
      <text:p text:style-name="P1"><text:span text:style-name="T1">64</text:span></text:p>
      <text:p text:style-name="P1"><text:span text:style-name="T1">3e Air les Grecs Vainqueurs des Troyens</text:span></text:p>
      <text:p text:style-name="P2"/>
      <text:p text:style-name="P1"><text:span text:style-name="T1">65</text:span></text:p>
      <text:p text:style-name="P1"><text:span text:style-name="T1">4e Air pour les Grecs &amp; Troyens</text:span></text:p>
      <text:p text:style-name="P2"/>
      <text:p text:style-name="P1"><text:span text:style-name="T1">66</text:span></text:p>
      <text:p text:style-name="P1"><text:span text:style-name="T1">Ritournelle pour les Récit de Junon</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mathilde nicolas</dc:creator>
    <meta:editing-cycles>10</meta:editing-cycles>
    <meta:creation-date>2020-02-12T17:40:00</meta:creation-date>
    <dc:date>2020-03-04T18:09:00</dc:date>
    <meta:editing-duration>PT4M46S</meta:editing-duration>
    <meta:generator>OpenOffice/4.1.6$Win32 OpenOffice.org_project/416m1$Build-9790</meta:generator>
    <meta:document-statistic meta:table-count="0" meta:image-count="0" meta:object-count="0" meta:page-count="17" meta:paragraph-count="449" meta:word-count="2819" meta:character-count="153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